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5b049" officeooo:paragraph-rsid="0005b049"/>
    </style:style>
    <style:style style:name="P2" style:family="paragraph" style:parent-style-name="Standard">
      <style:paragraph-properties fo:line-height="200%"/>
      <style:text-properties officeooo:rsid="00066492" officeooo:paragraph-rsid="00066492"/>
    </style:style>
    <style:style style:name="T1" style:family="text">
      <style:text-properties officeooo:rsid="0007f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202 </text:p>
      <text:p text:style-name="P1">List and Queue test documentation</text:p>
      <text:p text:style-name="P1">4/22/15</text:p>
      <text:p text:style-name="P1"/>
      <text:p text:style-name="P2">For my queue test file, I tested the empty and full functions on creation to make sure that the constructors were working plus the functions were working properly. For my list test file, I tested the same thing to make sure that the functions and constructors were working properly. For my queue, I tested the enequeue function until the queue was full, then made sure it was full by testing the full function within it. For my list, I tested the insert operator, since their was no full function, I just inserted a certain amount then printed out the list of before and after. For my queue, I tested the assignment operator, I showed both queues when the had something in it and I also tested it when one was empty to show that it still worked if one of them was empty. For my list, I tested my gotoBeginning and gotoEnd functions by putting the cursor to the end of the list, then trying to gotoNext. I couldn<text:span text:style-name="T1">'</text:span>t go to next so my gotoEnd function worked. I tried my beginning by using that function, then trying my gotoNext. It worked, so the beginning worked. <text:span text:style-name="T1">For my queue, I tested my comparator operator, by queueing the same things into 2 queues, then checking if they are equal. I also tried it when their was only element in the queue as well, to make sure that was working. <text:s/>For my list I tested more insertion into it. Since there was no cap on how many there could be, I just put a certain amount, then inserted another letter at the end to make sure that the cursor was at the right spot and that I can insert after things were in the list. For my queue, I checked the dequeue until the queue was empty. I also tried to deque when it was empty, and I couldn't so that worked. For my list, I tested my copy constructor when I inserted more values into the list. I also tried gotoPrior, emptied the list then tried go to prior again and it didnt work because the list was now emp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2:49:40.957571679</meta:creation-date>
    <dc:date>2015-04-22T03:49:54.660492195</dc:date>
    <meta:editing-duration>PT14M42S</meta:editing-duration>
    <meta:editing-cycles>1</meta:editing-cycles>
    <meta:document-statistic meta:table-count="0" meta:image-count="0" meta:object-count="0" meta:page-count="1" meta:paragraph-count="5" meta:word-count="367" meta:character-count="1951" meta:non-whitespace-character-count="1587"/>
    <meta:generator>LibreOffice/4.2.7.2$Linux_X86_64 LibreOffice_project/420m0$Build-2</meta:generator>
  </office:meta>
</office:document-meta>
</file>